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6T12:35:51</dc:date>
    <meta:editing-duration>PT17H1M26S</meta:editing-duration>
    <meta:editing-cycles>353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48" meta:character-count="1911" meta:non-whitespace-character-count="1576"/>
  </office:meta>
</office:document-meta>
</file>